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D000003A73CB5F77E30444A0A.png" manifest:media-type="image/png"/>
  <manifest:file-entry manifest:full-path="Pictures/1000A17000004161000011A9A46FD3B7A48FAE8C.emf" manifest:media-type="image/x-emf"/>
  <manifest:file-entry manifest:full-path="Pictures/1000000000000902000002E3E42455CDB91610B2.png" manifest:media-type="image/png"/>
  <manifest:file-entry manifest:full-path="Pictures/100149180000416100001359A6E1894D04FE6370.emf" manifest:media-type="image/x-emf"/>
  <manifest:file-entry manifest:full-path="Pictures/10000000000008080000051D3466499CF761FCD3.png" manifest:media-type="image/png"/>
  <manifest:file-entry manifest:full-path="Pictures/10000001000002C8000000D15C70404E6D9C9851.png" manifest:media-type="image/png"/>
  <manifest:file-entry manifest:full-path="Pictures/10000001000002C8000000BEABE890EF754B849E.png" manifest:media-type="image/png"/>
  <manifest:file-entry manifest:full-path="Pictures/10000000000004FE0000051CB84A3B719FF3AFC2.png" manifest:media-type="image/png"/>
  <manifest:file-entry manifest:full-path="Pictures/10000000000001BF0000004CEE8AE67F01C8FC50.png" manifest:media-type="image/png"/>
  <manifest:file-entry manifest:full-path="Pictures/100000000000025B00000070A8645C477027A38D.png" manifest:media-type="image/png"/>
  <manifest:file-entry manifest:full-path="Pictures/10000000000007000000053D8C82AA984FE2605A.png" manifest:media-type="image/png"/>
  <manifest:file-entry manifest:full-path="Pictures/10000000000006FC0000051985AC5934EE4448F5.png" manifest:media-type="image/png"/>
  <manifest:file-entry manifest:full-path="Pictures/10000000000002B20000007F39AF628C7F891D34.png" manifest:media-type="image/png"/>
  <manifest:file-entry manifest:full-path="Pictures/10000000000008090000051BDFB2365DB9FA9C3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neva" svg:font-family="Geneva" style:font-pitch="variable"/>
    <style:font-face style:name="Geneva1" svg:font-family="Genev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ヒラギノ角ゴ Pro W3" svg:font-family="'ヒラギノ角ゴ Pro W3'"/>
    <style:font-face style:name="ヒラギノ角ゴ Pro W31" svg:font-family="'ヒラギノ角ゴ Pro W3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213cm" svg:height="18.815cm" svg:x="3.594cm" svg:y="0.155cm">
          <draw:image xlink:href="Pictures/10000000000004FE0000051CB84A3B719FF3AF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9.592cm" svg:x="0cm" svg:y="0cm">
          <draw:image xlink:href="Pictures/10000000000007000000053D8C82AA984FE2605A.png" xlink:type="simple" xlink:show="embed" xlink:actuate="onLoad" draw:mime-type="image/png">
            <text:p/>
          </draw:image>
        </draw:frame>
        <draw:frame draw:style-name="gr1" draw:text-style-name="P1" draw:layer="layout" svg:width="12.696cm" svg:height="9.352cm" svg:x="12.7cm" svg:y="0cm">
          <draw:image xlink:href="Pictures/10000000000006FC0000051985AC5934EE4448F5.png" xlink:type="simple" xlink:show="embed" xlink:actuate="onLoad" draw:mime-type="image/png">
            <text:p/>
          </draw:image>
        </draw:frame>
        <draw:frame draw:style-name="gr1" draw:text-style-name="P1" draw:layer="layout" svg:width="4.85cm" svg:height="0.831cm" svg:x="18.542cm" svg:y="4.572cm">
          <draw:image xlink:href="Pictures/10000000000001BF0000004CEE8AE67F01C8FC50.png" xlink:type="simple" xlink:show="embed" xlink:actuate="onLoad" draw:mime-type="image/png">
            <text:p/>
          </draw:image>
        </draw:frame>
        <draw:frame draw:style-name="gr1" draw:text-style-name="P1" draw:layer="layout" svg:width="24.638cm" svg:height="7.967cm" svg:x="0.381cm" svg:y="10.16cm">
          <draw:image xlink:href="Pictures/1000000000000902000002E3E42455CDB91610B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2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055cm" svg:height="16.099cm" svg:x="0.173cm" svg:y="2.794cm">
          <draw:image xlink:href="Pictures/10000000000008080000051D3466499CF761FCD3.png" xlink:type="simple" xlink:show="embed" xlink:actuate="onLoad" draw:mime-type="image/png">
            <text:p/>
          </draw:image>
        </draw:frame>
        <draw:frame draw:style-name="gr1" draw:text-style-name="P1" draw:layer="layout" svg:width="6.604cm" svg:height="1.238cm" svg:x="9.398cm" svg:y="0.827cm">
          <draw:image xlink:href="Pictures/100000000000025B00000070A8645C477027A38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05cm" svg:height="1.524cm" svg:x="8.598cm" svg:y="0.762cm">
          <draw:image xlink:href="Pictures/10000000000002B20000007F39AF628C7F891D34.png" xlink:type="simple" xlink:show="embed" xlink:actuate="onLoad" draw:mime-type="image/png">
            <text:p/>
          </draw:image>
        </draw:frame>
        <draw:frame draw:style-name="gr1" draw:text-style-name="P1" draw:layer="layout" svg:width="25.003cm" svg:height="16.033cm" svg:x="0.143cm" svg:y="2.794cm">
          <draw:image xlink:href="Pictures/10000000000008090000051BDFB2365DB9FA9C34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4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238cm" svg:height="16.701cm" svg:x="5.081cm" svg:y="1.175cm">
          <draw:image xlink:href="Pictures/100000000000035D000003A73CB5F77E30444A0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5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neva" svg:font-family="Geneva" style:font-pitch="variable"/>
    <style:font-face style:name="Geneva1" svg:font-family="Genev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ヒラギノ角ゴ Pro W3" svg:font-family="'ヒラギノ角ゴ Pro W3'"/>
    <style:font-face style:name="ヒラギノ角ゴ Pro W31" svg:font-family="'ヒラギノ角ゴ Pro W3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ff0000" draw:marker-start-width="0.356cm" draw:marker-end-width="0.356cm" draw:fill="none" draw:fill-color="#ff0000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22pt" style:font-style-asian="normal" style:font-weight-asian="normal" style:font-name-complex="Geneva1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Geneva1" style:font-family-asian="Geneva" style:font-size-asian="16pt" style:font-style-asian="normal" style:font-weight-asian="normal" style:font-name-complex="Geneva1" style:font-family-complex="Geneva" style:font-size-complex="1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Geneva1" style:font-family-asian="Geneva" style:font-size-asian="14pt" style:font-style-asian="normal" style:font-weight-asian="normal" style:font-name-complex="Geneva1" style:font-family-complex="Geneva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Geneva1" style:font-family-asian="Geneva" style:font-size-asian="14pt" style:font-style-asian="normal" style:font-weight-asian="normal" style:font-name-complex="Geneva1" style:font-family-complex="Geneva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24pt" style:font-style-asian="normal" style:font-weight-asian="normal" style:font-name-complex="ヒラギノ角ゴ Pro W3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22pt" style:font-style-asian="normal" style:font-weight-asian="normal" style:font-name-complex="Geneva1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Geneva1" style:font-family-asian="Geneva" style:font-size-asian="16pt" style:font-style-asian="normal" style:font-weight-asian="normal" style:font-name-complex="Geneva1" style:font-family-complex="Geneva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Geneva1" style:font-family-asian="Geneva" style:font-size-asian="14pt" style:font-style-asian="normal" style:font-weight-asian="normal" style:font-name-complex="Geneva1" style:font-family-complex="Geneva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Geneva1" style:font-family-asian="Geneva" style:font-size-asian="14pt" style:font-style-asian="normal" style:font-weight-asian="normal" style:font-name-complex="Geneva1" style:font-family-complex="Geneva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24pt" style:font-style-asian="normal" style:font-weight-asian="normal" style:font-name-complex="ヒラギノ角ゴ Pro W3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bfbfb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normal" style:font-name-asian="ヒラギノ角ゴ Pro W3" style:font-size-asian="30pt" style:font-style-asian="normal" style:font-weight-asian="normal" style:font-name-complex="Geneva1" style:font-size-complex="3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ヒラギノ角ゴ Pro W3" style:font-size-asian="22pt" style:font-style-asian="normal" style:font-weight-asian="normal" style:font-name-complex="Geneva1" style:font-size-complex="2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Geneva1" style:font-size-asian="18pt" style:font-style-asian="normal" style:font-weight-asian="normal" style:font-name-complex="Geneva1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Geneva1" style:font-size-asian="16pt" style:font-style-asian="normal" style:font-weight-asian="normal" style:font-name-complex="Geneva1" style:font-size-complex="1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Geneva1" style:font-size-asian="14pt" style:font-style-asian="normal" style:font-weight-asian="normal" style:font-name-complex="Geneva1" style:font-size-complex="14pt" style:font-style-complex="normal" style:font-weight-complex="normal"/>
    </style:style>
    <style:style style:name="MT7" style:family="text">
      <style:text-properties fo:font-variant="normal" fo:text-transform="none" fo:color="#5f5f5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ヒラギノ角ゴ Pro W3" style:font-size-asian="14pt" style:font-style-asian="normal" style:font-weight-asian="normal" style:font-name-complex="Genev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 Box 10" draw:style-name="Mgr3" draw:text-style-name="MP5" draw:layer="backgroundobjects" drawooo:display="none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drawooo:display="none" svg:x1="0cm" svg:y1="1.552cm" svg:x2="25.4cm" svg:y2="1.569cm">
        <text:p/>
      </draw:line>
      <draw:frame draw:name="Picture 5" draw:style-name="Mgr5" draw:text-style-name="MP6" draw:layer="backgroundobjects" drawooo:display="none" svg:width="4.416cm" svg:height="1.198cm" svg:x="0.314cm" svg:y="0.212cm">
        <draw:image xlink:href="Pictures/1000A17000004161000011A9A46FD3B7A48FAE8C.emf" xlink:type="simple" xlink:show="embed" xlink:actuate="onLoad" draw:mime-type="image/x-emf">
          <text:p/>
        </draw:image>
        <draw:image xlink:href="Pictures/10000001000002C8000000BEABE890EF754B849E.png" xlink:type="simple" xlink:show="embed" xlink:actuate="onLoad" draw:mime-type="image/png"/>
        <svg:desc>RU_SHIELD_LOGOTYPE_CMYK_K.eps</svg:desc>
      </draw:frame>
      <draw:frame draw:name="Rectangle 2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Picture 1" draw:style-name="Mgr5" draw:text-style-name="MP6" draw:layer="backgroundobjects" svg:width="11.958cm" svg:height="3.549cm" svg:x="0.917cm" svg:y="0.836cm">
        <draw:image xlink:href="Pictures/100149180000416100001359A6E1894D04FE6370.emf" xlink:type="simple" xlink:show="embed" xlink:actuate="onLoad" draw:mime-type="image/x-emf">
          <text:p/>
        </draw:image>
        <draw:image xlink:href="Pictures/10000001000002C8000000D15C70404E6D9C9851.png" xlink:type="simple" xlink:show="embed" xlink:actuate="onLoad" draw:mime-type="image/png"/>
        <svg:desc>RU_SHIELD_SIG_ST_PMS186_100K.eps</svg:desc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 Box 10" draw:style-name="Mgr3" draw:text-style-name="MP5" draw:layer="backgroundobjects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svg:x1="0cm" svg:y1="1.552cm" svg:x2="25.4cm" svg:y2="1.569cm">
        <text:p/>
      </draw:line>
      <draw:frame draw:name="Picture 5" draw:style-name="Mgr5" draw:text-style-name="MP6" draw:layer="backgroundobjects" svg:width="4.416cm" svg:height="1.198cm" svg:x="0.314cm" svg:y="0.212cm">
        <draw:image xlink:href="Pictures/1000A17000004161000011A9A46FD3B7A48FAE8C.emf" xlink:type="simple" xlink:show="embed" xlink:actuate="onLoad" draw:mime-type="image/x-emf">
          <text:p/>
        </draw:image>
        <draw:image xlink:href="Pictures/10000001000002C8000000BEABE890EF754B849E.png" xlink:type="simple" xlink:show="embed" xlink:actuate="onLoad" draw:mime-type="image/png"/>
        <svg:desc>RU_SHIELD_LOGOTYPE_CMYK_K.eps</svg:desc>
      </draw:frame>
      <draw:frame draw:name="Title 1" presentation:style-name="Mpr4" draw:text-style-name="MP8" draw:layer="backgroundobjects" svg:width="22.859cm" svg:height="2.244cm" svg:x="1.27cm" svg:y="1.693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" draw:text-style-name="MP14" draw:layer="backgroundobjects" svg:width="22.859cm" svg:height="12.593cm" svg:x="1.27cm" svg:y="4.233cm" presentation:class="outline" presentation:user-transformed="true">
        <draw:text-box>
          <text:list text:style-name="ML3">
            <text:list-item>
              <text:p text:style-name="MP10"><text:span text:style-name="MT3">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6" draw:text-style-name="MP16" draw:layer="backgroundobjects" svg:width="5.926cm" svg:height="1.322cm" svg:x="18.203cm" svg:y="17.348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9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aniel</meta:initial-creator>
    <meta:editing-cycles>473</meta:editing-cycles>
    <meta:print-date>2015-10-16T14:09:02</meta:print-date>
    <meta:creation-date>2017-11-11T21:13:38</meta:creation-date>
    <dc:date>2023-07-13T12:37:40.739544503</dc:date>
    <meta:editing-duration>P2DT2H30M35S</meta:editing-duration>
    <meta:generator>LibreOffice/7.3.7.2$Linux_X86_64 LibreOffice_project/30$Build-2</meta:generator>
    <meta:document-statistic meta:object-count="65"/>
    <meta:user-defined meta:name="AppVersion">15.0038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5</meta:user-defined>
  </office:meta>
</office:document-meta>
</file>